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3.2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>
            <text:p>Nif</text:p>
          </table:table-cell>
          <table:table-cell office:value-type="string">
            <text:p>Nom</text:p>
          </table:table-cell>
          <table:table-cell office:value-type="string">
            <text:p>Cognoms</text:p>
          </table:table-cell>
          <table:table-cell office:value-type="string">
            <text:p>idEspecialitat</text:p>
          </table:table-cell>
          <table:table-cell office:value-type="string">
            <text:p>IdUnitatAssignada</text:p>
          </table:table-cell>
        </table:table-row>
        <table:table-row table:style-name="ro1">
          <table:table-cell office:value-type="string">
            <text:p>47625102X</text:p>
          </table:table-cell>
          <table:table-cell office:value-type="string">
            <text:p>Manel</text:p>
          </table:table-cell>
          <table:table-cell office:value-type="string">
            <text:p>Soler Rigau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48192391P</text:p>
          </table:table-cell>
          <table:table-cell office:value-type="string">
            <text:p>Mireia</text:p>
          </table:table-cell>
          <table:table-cell office:value-type="string">
            <text:p>Reverté Botell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6829137S</text:p>
          </table:table-cell>
          <table:table-cell office:value-type="string">
            <text:p>Laia</text:p>
          </table:table-cell>
          <table:table-cell office:value-type="string">
            <text:p>Martín Perez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0195726R</text:p>
          </table:table-cell>
          <table:table-cell office:value-type="string">
            <text:p>Marc</text:p>
          </table:table-cell>
          <table:table-cell office:value-type="string">
            <text:p>Cucurella Salamó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4387206D</text:p>
          </table:table-cell>
          <table:table-cell office:value-type="string">
            <text:p>Neus</text:p>
          </table:table-cell>
          <table:table-cell office:value-type="string">
            <text:p>Jover Morales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46209187S</text:p>
          </table:table-cell>
          <table:table-cell office:value-type="string">
            <text:p>Robert</text:p>
          </table:table-cell>
          <table:table-cell office:value-type="string">
            <text:p>Gómez Ascensi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45923922H</text:p>
          </table:table-cell>
          <table:table-cell office:value-type="string">
            <text:p>Sandra</text:p>
          </table:table-cell>
          <table:table-cell office:value-type="string">
            <text:p>Vericat Costa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41937626K</text:p>
          </table:table-cell>
          <table:table-cell office:value-type="string">
            <text:p>Jordi</text:p>
          </table:table-cell>
          <table:table-cell office:value-type="string">
            <text:p>Pacareu Fornó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47927038F</text:p>
          </table:table-cell>
          <table:table-cell office:value-type="string">
            <text:p>Josep</text:p>
          </table:table-cell>
          <table:table-cell office:value-type="string">
            <text:p>Martínez Aribau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48385105B</text:p>
          </table:table-cell>
          <table:table-cell office:value-type="string">
            <text:p>Toni</text:p>
          </table:table-cell>
          <table:table-cell office:value-type="string">
            <text:p>Miró Ferré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49038566X</text:p>
          </table:table-cell>
          <table:table-cell office:value-type="string">
            <text:p>Laura</text:p>
          </table:table-cell>
          <table:table-cell office:value-type="string">
            <text:p>Serres Portabell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49368610L</text:p>
          </table:table-cell>
          <table:table-cell office:value-type="string">
            <text:p>Cinta</text:p>
          </table:table-cell>
          <table:table-cell office:value-type="string">
            <text:p>Romeu Carretero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0593432Q</text:p>
          </table:table-cell>
          <table:table-cell office:value-type="string">
            <text:p>Gemma</text:p>
          </table:table-cell>
          <table:table-cell office:value-type="string">
            <text:p>Miralles Serraclar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49672962P</text:p>
          </table:table-cell>
          <table:table-cell office:value-type="string">
            <text:p>Arnau</text:p>
          </table:table-cell>
          <table:table-cell office:value-type="string">
            <text:p>Blanco Nuñez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42738933T</text:p>
          </table:table-cell>
          <table:table-cell office:value-type="string">
            <text:p>Marcos</text:p>
          </table:table-cell>
          <table:table-cell office:value-type="string">
            <text:p>Pino Salguero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2">12/02/2012</text:date>, <text:time>19:5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4M16S</meta:editing-duration>
    <meta:editing-cycles>4</meta:editing-cycles>
    <meta:generator>OpenOffice.org/3.3$Win32 OpenOffice.org_project/330m20$Build-9567</meta:generator>
    <dc:date>2012-02-12T19:57:22.52</dc:date>
    <meta:document-statistic meta:table-count="3" meta:cell-count="80" meta:object-count="0"/>
    <meta:user-defined meta:name="Info 1"/>
    <meta:user-defined meta:name="Info 2"/>
    <meta:user-defined meta:name="Info 3"/>
    <meta:user-defined meta:name="Info 4"/>
  </office:meta>
</office:document-meta>
</file>